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HttpMessageConverterTests.writeJsonWithJava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tobuf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tobufHttpMessageConverterTests.readNo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obuf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tobufHttpMessageConverterTests.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bufHttpMessageConverterTests.writeProtobu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tobufHttpMessageConverterTests.writeJsonWithGoogleProtobu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tobufHttpMessageConverterTests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tobufHttpMessageConverterTests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